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1.27cm" style:auto-text-indent="false" style:page-number="auto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teme za igru</text:p>
      <text:p text:style-name="P1"/>
      <text:p text:style-name="P1"/>
      <text:p text:style-name="P3">Igra tima MEDICA je zamišljena kao parodija klasične posjete liječniku pri kojoj je potrebno ići od jednog šaltera do drugog, od jednog specijaliste do drugog, skupljajući recepte i ispunjavajući nebrojene formulare i pri tome izbjegavajući opasnosti zaraze koje vrebaju u čekaonicama i hodnicima klinike kako bi se na kraju došlo do željenog cilja: ozdravljenja. Igru će predstavljati niz nivoa koji se svi sastoje od labirinata kroz koje igrač (pacijent) mora navigirati izbjegavajući pokretne protivnike ("zaraze") i skupljajući objekte koji predstavljaju "formulare". Nakon što igrač skupi sve formulare na mapi nivoa, javlja cilj/portal koji ga vodi na slijedeći nivo. U slučaju da igrač dođe u doticaj s protivnikom biva uništen i ponovno se stvara na početnoj poziciji u labirintu. Igra se smatra pređenom, ukoliko je igrač završio sve nivoe (zasad neodređen broj). Igra pamti koji su nivoi pređeni i pri svakom pokretanju igre je moguće izabrati jedan od već pređenih nivoa i igra će početi od njega. Ovisno o tome koliko je brzo pređen nivo, igrač dobiva ocjenu od jedan do tri. Igrajući taj nivo ponovno igrač može popraviti ocjenu za taj nivo.</text:p>
      <text:p text:style-name="P4"/>
      <text:p text:style-name="P5">Lista osnovnih funkcionalnosti:</text:p>
      <text:list xml:id="list6644438210250871747" text:style-name="L1">
        <text:list-item>
          <text:p text:style-name="P2">Kretanje po 2D ploči u 3D prostoru</text:p>
        </text:list-item>
        <text:list-item>
          <text:p text:style-name="P2">Prepoznavanje kolizije igrača s okruženjem (zidovi, neprijatelji, objekti za skupljanje)</text:p>
        </text:list-item>
        <text:list-item>
          <text:p text:style-name="P2">Praćenje broja skupljenih objekata i aktivacija cilja na osnovu toga</text:p>
        </text:list-item>
        <text:list-item>
          <text:p text:style-name="P2">Učitavanje novog nivoa</text:p>
        </text:list-item>
        <text:list-item>
          <text:p text:style-name="P2">Uništenje pri kontaktu s protivnikom i ponovno stvaranje na početnoj poziciji</text:p>
        </text:list-item>
        <text:list-item>
          <text:p text:style-name="P2">Praćenje prolaznog vremena za svaki nivo i ocjene u skladu s tim </text:p>
        </text:list-item>
        <text:list-item>
          <text:p text:style-name="P2">Biranje nivoa kroz jednostavan GUI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s" fo:country="B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 Pencl</meta:initial-creator>
    <meta:creation-date>2015-05-04T20:09:07.35</meta:creation-date>
    <meta:document-statistic meta:table-count="0" meta:image-count="0" meta:object-count="0" meta:page-count="1" meta:paragraph-count="10" meta:word-count="254" meta:character-count="1597"/>
    <dc:date>2015-05-04T23:12:34.23</dc:date>
    <dc:creator>Deni Pencl</dc:creator>
    <meta:editing-duration>PT2M24S</meta:editing-duration>
    <meta:editing-cycles>1</meta:editing-cycles>
    <meta:generator>OpenOffice/4.1.0$Win32 OpenOffice.org_project/410m18$Build-9764</meta:generator>
  </office:meta>
</office:document-meta>
</file>